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serTokenManager.jjStartNfaWithStates_2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eryParserTokenManager.jjCanMove_0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ParserTokenManager.jjStopStringLiteralD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getNextToke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QueryParserTokenManager.jjMoveStringLiteralDfa1_2(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ParserTokenManager.jjStartNfaWithStates_3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jjMoveStringLiteralDfa0_3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eryParserTokenManager.jjStartN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QueryParserTokenManager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jjStartN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MoveNfa_1( int startState , int curPo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Query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MoveStringLiteralDfa0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StartNfaWithStates_1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jjMoveNfa_2( int startState , int curPo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QueryParserTokenManager.jjMoveStringLiteralDfa0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ParserTokenManager.jjMoveStringLiteralDfa1_1(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ParserTokenManager.jjStopStringLiteralDfa_1( int pos ,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ParserTokenManager.ReInit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ReInit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jjMoveStringLiteralDfa0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ParserTokenManager.QueryParserTokenManager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MoveNfa_0( int startState , int curPo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QueryParserTokenManager.jjMoveNfa_3( int startState , int curPos )</text:p>
          </table:table-cell>
          <table:table-cell office:value-type="float" office:value="172">
            <text:p text:style-name="Table_20_Contents">172</text:p>
          </table:table-cell>
          <table:table-cell office:value-type="float" office:value="164">
            <text:p text:style-name="Table_20_Contents">164</text:p>
          </table:table-cell>
          <table:table-cell office:value-type="float" office:value="402">
            <text:p text:style-name="Table_20_Contents">402</text:p>
          </table:table-cell>
        </table:table-row>
        <table:table-row>
          <table:table-cell office:value-type="string">
            <text:p text:style-name="Table_20_Contents">QueryParserTokenManager.jjStopStringLiteralDfa_2( int pos ,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